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D614C7AA111945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8.844cm" svg:height="13.164cm" draw:z-index="0"><draw:image xlink:href="Pictures/100002010000078000000438D614C7AA1119452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22:10:30.175310016</meta:creation-date>
    <dc:date>2021-05-08T22:11:36.479301162</dc:date>
    <meta:editing-duration>PT1M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